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823cm" fo:min-width="0.2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729fcf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4" svg:stroke-width="0cm" svg:stroke-color="#3465a4" draw:stroke-linejoin="round" svg:stroke-linecap="butt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12cm" fo:min-width="0.3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712cm" fo:min-width="0.2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712cm" fo:min-width="0.4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12cm" fo:min-width="0.2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712cm" fo:min-width="0.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712cm" fo:min-width="1.1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712cm" fo:min-width="0.6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412cm" fo:min-width="0.18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712cm" fo:min-width="1.1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712cm" fo:min-width="0.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712cm" fo:min-width="0.4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712cm" fo:min-width="0.4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412cm" fo:min-width="0.1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draw:stroke-dash="Dashed_20__28_var_29__20_4" svg:stroke-width="0.102cm" svg:stroke-color="#ef413d" draw:stroke-linejoin="round" svg:stroke-linecap="butt" draw:fill="none" draw:fill-color="#000000" draw:textarea-horizontal-align="center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draw:stroke="none" draw:stroke-dash="Dashed_20__28_var_29__20_4" svg:stroke-width="0cm" svg:stroke-color="#ef413d" draw:stroke-linejoin="none" svg:stroke-linecap="butt" draw:fill="solid" draw:fill-color="#ed1c24" draw:textarea-horizontal-align="center" draw:textarea-vertical-align="middle"/>
    </style:style>
    <style:style style:name="gr24" style:family="graphic" style:parent-style-name="standard">
      <style:graphic-properties draw:stroke="solid" draw:stroke-dash="Dashed_20__28_var_29__20_4" svg:stroke-width="0cm" svg:stroke-color="#ed1c24" draw:stroke-linejoin="round" svg:stroke-linecap="butt" draw:fill="none" draw:fill-color="#ed1c24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svg:stroke-color="#ed1c24" draw:stroke-linejoin="none" svg:stroke-linecap="butt" draw:fill="solid" draw:fill-color="#ed1c24" draw:textarea-horizontal-align="center" draw:textarea-vertical-align="middle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712cm" fo:min-width="1.327cm" fo:padding-top="0cm" fo:padding-bottom="0cm" fo:padding-left="0cm" fo:padding-right="0cm"/>
      <style:paragraph-properties style:writing-mode="lr-tb"/>
    </style:style>
    <style:style style:name="gr27" style:family="graphic" style:parent-style-name="objectwithoutfill">
      <style:graphic-properties svg:stroke-width="0.102cm" svg:stroke-color="#faa61a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8pt" style:font-name-complex="Liberation Sans" style:font-size-complex="18pt" style:text-scale="100%" style:text-overline-style="none" style:text-overline-color="font-colo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ed1c24"/>
      <style:paragraph-properties fo:text-align="center"/>
    </style:style>
    <style:style style:name="P10" style:family="paragraph">
      <loext:graphic-properties draw:fill="none" draw:fill-color="#ed1c2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8pt" style:font-name-complex="Liberation Sans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05cm" svg:height="0.823cm" svg:x="5.411cm" svg:y="10.92cm">
          <draw:text-box>
            <text:p><text:span text:style-name="T1">7</text:span></text:p>
            <text:p><text:span text:style-name="T1"/></text:p>
          </draw:text-box>
        </draw:frame>
        <draw:polygon draw:style-name="gr2" draw:text-style-name="P2" draw:layer="layout" svg:width="1.674cm" svg:height="0.55cm" svg:x="4.394cm" svg:y="1.711cm" svg:viewBox="0 0 1675 551" draw:points="838,551 0,551 0,0 1675,0 1675,551">
          <text:p/>
        </draw:polygon>
        <draw:polygon draw:style-name="gr3" draw:text-style-name="P3" draw:layer="layout" svg:width="1.674cm" svg:height="0.55cm" svg:x="4.394cm" svg:y="1.711cm" svg:viewBox="0 0 1675 551" draw:points="838,551 0,551 0,0 1675,0 1675,551">
          <text:p/>
        </draw:polygon>
        <draw:polygon draw:style-name="gr4" draw:text-style-name="P2" draw:layer="layout" svg:width="1.674cm" svg:height="0.55cm" svg:x="9.193cm" svg:y="1.711cm" svg:viewBox="0 0 1675 551" draw:points="838,551 0,551 0,0 1675,0 1675,551">
          <text:p/>
        </draw:polygon>
        <draw:polygon draw:style-name="gr3" draw:text-style-name="P3" draw:layer="layout" svg:width="1.674cm" svg:height="0.55cm" svg:x="9.193cm" svg:y="1.711cm" svg:viewBox="0 0 1675 551" draw:points="838,551 0,551 0,0 1675,0 1675,551">
          <text:p/>
        </draw:polygon>
        <draw:polygon draw:style-name="gr4" draw:text-style-name="P2" draw:layer="layout" svg:width="1.674cm" svg:height="0.55cm" svg:x="4.394cm" svg:y="5.611cm" svg:viewBox="0 0 1675 551" draw:points="838,551 0,551 0,0 1675,0 1675,551">
          <text:p/>
        </draw:polygon>
        <draw:polygon draw:style-name="gr3" draw:text-style-name="P3" draw:layer="layout" svg:width="1.674cm" svg:height="0.55cm" svg:x="4.394cm" svg:y="5.611cm" svg:viewBox="0 0 1675 551" draw:points="838,551 0,551 0,0 1675,0 1675,551">
          <text:p/>
        </draw:polygon>
        <draw:polygon draw:style-name="gr4" draw:text-style-name="P2" draw:layer="layout" svg:width="1.674cm" svg:height="0.55cm" svg:x="9.716cm" svg:y="5.611cm" svg:viewBox="0 0 1675 551" draw:points="838,551 0,551 0,0 1675,0 1675,551">
          <text:p/>
        </draw:polygon>
        <draw:polygon draw:style-name="gr3" draw:text-style-name="P3" draw:layer="layout" svg:width="1.674cm" svg:height="0.55cm" svg:x="9.716cm" svg:y="5.611cm" svg:viewBox="0 0 1675 551" draw:points="838,551 0,551 0,0 1675,0 1675,551">
          <text:p/>
        </draw:polygon>
        <draw:polygon draw:style-name="gr4" draw:text-style-name="P2" draw:layer="layout" svg:width="0.55cm" svg:height="1.674cm" svg:x="7.461cm" svg:y="3.053cm" svg:viewBox="0 0 551 1675" draw:points="551,838 551,1675 0,1675 0,0 551,0">
          <text:p/>
        </draw:polygon>
        <draw:polygon draw:style-name="gr3" draw:text-style-name="P3" draw:layer="layout" svg:width="0.55cm" svg:height="1.674cm" svg:x="7.461cm" svg:y="3.053cm" svg:viewBox="0 0 551 1675" draw:points="551,838 551,1675 0,1675 0,0 551,0">
          <text:p/>
        </draw:polygon>
        <draw:polyline draw:style-name="gr5" draw:text-style-name="P4" draw:layer="layout" svg:width="1.653cm" svg:height="1.066cm" svg:x="2.741cm" svg:y="1.987cm" svg:viewBox="0 0 1654 1067" draw:points="1654,0 0,0 0,1067">
          <text:p/>
        </draw:polyline>
        <draw:polyline draw:style-name="gr5" draw:text-style-name="P4" draw:layer="layout" svg:width="1.653cm" svg:height="0.989cm" svg:x="2.741cm" svg:y="4.897cm" svg:viewBox="0 0 1654 990" draw:points="0,0 0,990 1654,990">
          <text:p/>
        </draw:polyline>
        <draw:polyline draw:style-name="gr5" draw:text-style-name="P4" draw:layer="layout" svg:width="4.556cm" svg:height="1.483cm" svg:x="7.729cm" svg:y="8.828cm" svg:viewBox="0 0 4557 1484" draw:points="4557,0 4557,1484 0,1484 0,425">
          <text:p/>
        </draw:polyline>
        <draw:polyline draw:style-name="gr5" draw:text-style-name="P4" draw:layer="layout" svg:width="3.224cm" svg:height="1.158cm" svg:x="6.07cm" svg:y="4.728cm" svg:viewBox="0 0 3225 1159" draw:points="0,1159 3225,1159 1667,1159 1667,0">
          <text:p/>
        </draw:polyline>
        <draw:polyline draw:style-name="gr5" draw:text-style-name="P4" draw:layer="layout" svg:width="1.457cm" svg:height="1.065cm" svg:x="7.737cm" svg:y="1.987cm" svg:viewBox="0 0 1458 1066" draw:points="1458,0 0,0 0,1066">
          <text:p/>
        </draw:polyline>
        <draw:path draw:style-name="gr4" draw:text-style-name="P2" draw:layer="layout" svg:width="1.842cm" svg:height="1.843cm" svg:x="1.82cm" svg:y="3.053cm" svg:viewBox="0 0 1843 1844" svg:d="M921 0c522 0 921 399 921 921s-399 922-921 922-921-400-921-922 399-921 921-921zM0 0zM1843 1844z">
          <text:p/>
        </draw:path>
        <draw:path draw:style-name="gr3" draw:text-style-name="P3" draw:layer="layout" svg:width="1.841cm" svg:height="1.842cm" svg:x="1.82cm" svg:y="3.053cm" svg:viewBox="0 0 1842 1843" svg:d="M921 0c522 0 921 399 921 921s-399 922-921 922-921-400-921-922 399-921 921-921z">
          <text:p/>
        </draw:path>
        <draw:polygon draw:style-name="gr3" draw:text-style-name="P3" draw:layer="layout" svg:width="0cm" svg:height="0cm" svg:x="1.82cm" svg:y="3.053cm" svg:viewBox="0 0 0 0" draw:points="0,0">
          <text:p/>
        </draw:polygon>
        <draw:polygon draw:style-name="gr3" draw:text-style-name="P3" draw:layer="layout" svg:width="0cm" svg:height="0cm" svg:x="3.663cm" svg:y="4.897cm" svg:viewBox="0 0 0 0" draw:points="0,0">
          <text:p/>
        </draw:polygon>
        <draw:frame draw:style-name="gr6" draw:text-style-name="P5" draw:layer="layout" svg:width="0.375cm" svg:height="0.712cm" svg:x="2.555cm" svg:y="3.265cm">
          <draw:text-box>
            <text:p><text:span text:style-name="T2">+</text:span></text:p>
          </draw:text-box>
        </draw:frame>
        <draw:frame draw:style-name="gr7" draw:text-style-name="P5" draw:layer="layout" svg:width="0.214cm" svg:height="0.712cm" svg:x="2.635cm" svg:y="3.976cm">
          <draw:text-box>
            <text:p><text:span text:style-name="T2">-</text:span></text:p>
          </draw:text-box>
        </draw:frame>
        <draw:path draw:style-name="gr4" draw:text-style-name="P2" draw:layer="layout" svg:width="1.842cm" svg:height="1.843cm" svg:x="11.364cm" svg:y="6.984cm" svg:viewBox="0 0 1843 1844" svg:d="M921 1844c522 0 921-399 921-921s-399-922-921-922-921 400-921 922 399 921 921 921zM0 1844zM1843 0z">
          <text:p/>
        </draw:path>
        <draw:path draw:style-name="gr3" draw:text-style-name="P3" draw:layer="layout" svg:width="1.841cm" svg:height="1.842cm" svg:x="11.364cm" svg:y="6.985cm" svg:viewBox="0 0 1842 1843" svg:d="M921 1843c522 0 921-399 921-921s-399-922-921-922-921 400-921 922 399 921 921 921z">
          <text:p/>
        </draw:path>
        <draw:polygon draw:style-name="gr3" draw:text-style-name="P3" draw:layer="layout" svg:width="0cm" svg:height="0cm" svg:x="11.364cm" svg:y="8.828cm" svg:viewBox="0 0 0 0" draw:points="0,0">
          <text:p/>
        </draw:polygon>
        <draw:polygon draw:style-name="gr3" draw:text-style-name="P3" draw:layer="layout" svg:width="0cm" svg:height="0cm" svg:x="13.207cm" svg:y="6.984cm" svg:viewBox="0 0 0 0" draw:points="0,0">
          <text:p/>
        </draw:polygon>
        <draw:line draw:style-name="gr8" draw:text-style-name="P4" draw:layer="layout" svg:x1="12.285cm" svg:y1="8.518cm" svg:x2="12.285cm" svg:y2="7.683cm">
          <text:p/>
        </draw:line>
        <draw:polygon draw:style-name="gr9" draw:text-style-name="P6" draw:layer="layout" svg:width="0.299cm" svg:height="0.449cm" svg:x="12.135cm" svg:y="7.253cm" svg:viewBox="0 0 300 450" draw:points="150,0 0,450 300,450">
          <text:p/>
        </draw:polygon>
        <draw:frame draw:style-name="gr10" draw:text-style-name="P5" draw:layer="layout" svg:width="0.425cm" svg:height="0.712cm" svg:x="0.717cm" svg:y="3.496cm">
          <draw:text-box>
            <text:p><text:span text:style-name="T2">V</text:span></text:p>
          </draw:text-box>
        </draw:frame>
        <draw:frame draw:style-name="gr11" draw:text-style-name="P7" draw:layer="layout" svg:width="0.205cm" svg:height="0.412cm" svg:x="1.14cm" svg:y="3.948cm">
          <draw:text-box>
            <text:p><text:span text:style-name="T1">a</text:span></text:p>
          </draw:text-box>
        </draw:frame>
        <draw:frame draw:style-name="gr12" draw:text-style-name="P5" draw:layer="layout" svg:width="0.18cm" svg:height="0.712cm" svg:x="13.2cm" svg:y="4.443cm">
          <draw:text-box>
            <text:p><text:span text:style-name="T2">I</text:span></text:p>
          </draw:text-box>
        </draw:frame>
        <draw:frame draw:style-name="gr11" draw:text-style-name="P7" draw:layer="layout" svg:width="0.205cm" svg:height="0.412cm" svg:x="13.378cm" svg:y="4.895cm">
          <draw:text-box>
            <text:p><text:span text:style-name="T1">b</text:span></text:p>
          </draw:text-box>
        </draw:frame>
        <draw:frame draw:style-name="gr13" draw:text-style-name="P5" draw:layer="layout" svg:width="1.154cm" svg:height="0.712cm" svg:x="13.581cm" svg:y="4.443cm">
          <draw:text-box>
            <text:p><text:span text:style-name="T2"><text:s/></text:span><text:span text:style-name="T2">= K</text:span></text:p>
          </draw:text-box>
        </draw:frame>
        <draw:frame draw:style-name="gr11" draw:text-style-name="P7" draw:layer="layout" svg:width="0.205cm" svg:height="0.412cm" svg:x="14.732cm" svg:y="4.895cm">
          <draw:text-box>
            <text:p><text:span text:style-name="T1">b</text:span></text:p>
          </draw:text-box>
        </draw:frame>
        <draw:frame draw:style-name="gr14" draw:text-style-name="P5" draw:layer="layout" svg:width="0.603cm" svg:height="0.712cm" svg:x="14.935cm" svg:y="4.443cm">
          <draw:text-box>
            <text:p><text:span text:style-name="T2"><text:s/></text:span><text:span text:style-name="T2">V</text:span></text:p>
          </draw:text-box>
        </draw:frame>
        <draw:frame draw:style-name="gr11" draw:text-style-name="P7" draw:layer="layout" svg:width="0.205cm" svg:height="0.412cm" svg:x="15.536cm" svg:y="4.895cm">
          <draw:text-box>
            <text:p><text:span text:style-name="T1">b</text:span></text:p>
          </draw:text-box>
        </draw:frame>
        <draw:path draw:style-name="gr15" draw:text-style-name="P2" draw:layer="layout" svg:width="2.153cm" svg:height="2.573cm" svg:x="11.194cm" svg:y="2.642cm" svg:viewBox="0 0 2154 2574" svg:d="M1077 0l1077 1287-1077 1287-1077-1287zM0 0zM2154 2574z">
          <text:p/>
        </draw:path>
        <draw:polygon draw:style-name="gr3" draw:text-style-name="P3" draw:layer="layout" svg:width="2.153cm" svg:height="2.573cm" svg:x="11.194cm" svg:y="2.642cm" svg:viewBox="0 0 2154 2574" draw:points="1077,0 2154,1287 1077,2574 0,1287">
          <text:p/>
        </draw:polygon>
        <draw:polygon draw:style-name="gr3" draw:text-style-name="P3" draw:layer="layout" svg:width="0cm" svg:height="0cm" svg:x="11.194cm" svg:y="2.642cm" svg:viewBox="0 0 0 0" draw:points="0,0">
          <text:p/>
        </draw:polygon>
        <draw:polygon draw:style-name="gr3" draw:text-style-name="P3" draw:layer="layout" svg:width="0cm" svg:height="0cm" svg:x="13.348cm" svg:y="5.216cm" svg:viewBox="0 0 0 0" draw:points="0,0">
          <text:p/>
        </draw:polygon>
        <draw:line draw:style-name="gr8" draw:text-style-name="P4" draw:layer="layout" svg:x1="12.269cm" svg:y1="3.677cm" svg:x2="12.269cm" svg:y2="4.655cm">
          <text:p/>
        </draw:line>
        <draw:polygon draw:style-name="gr9" draw:text-style-name="P6" draw:layer="layout" svg:width="0.199cm" svg:height="0.299cm" svg:x="12.169cm" svg:y="3.39cm" svg:viewBox="0 0 200 300" draw:points="100,0 0,300 200,300">
          <text:p/>
        </draw:polygon>
        <draw:path draw:style-name="gr15" draw:text-style-name="P2" draw:layer="layout" svg:width="2.153cm" svg:height="2.573cm" svg:x="6.651cm" svg:y="6.679cm" svg:viewBox="0 0 2154 2574" svg:d="M1077 0l1077 1287-1077 1287-1077-1287zM0 0zM2154 2574z">
          <text:p/>
        </draw:path>
        <draw:polygon draw:style-name="gr3" draw:text-style-name="P3" draw:layer="layout" svg:width="2.153cm" svg:height="2.573cm" svg:x="6.651cm" svg:y="6.679cm" svg:viewBox="0 0 2154 2574" draw:points="1077,0 2154,1287 1077,2574 0,1287">
          <text:p/>
        </draw:polygon>
        <draw:polygon draw:style-name="gr3" draw:text-style-name="P3" draw:layer="layout" svg:width="0cm" svg:height="0cm" svg:x="6.651cm" svg:y="6.679cm" svg:viewBox="0 0 0 0" draw:points="0,0">
          <text:p/>
        </draw:polygon>
        <draw:polygon draw:style-name="gr3" draw:text-style-name="P3" draw:layer="layout" svg:width="0cm" svg:height="0cm" svg:x="8.454cm" svg:y="9.37cm" svg:viewBox="0 0 0 0" draw:points="0,0">
          <text:p/>
        </draw:polygon>
        <draw:frame draw:style-name="gr6" draw:text-style-name="P5" draw:layer="layout" svg:width="0.375cm" svg:height="0.712cm" svg:x="7.541cm" svg:y="7.256cm">
          <draw:text-box>
            <text:p><text:span text:style-name="T2">+</text:span></text:p>
          </draw:text-box>
        </draw:frame>
        <draw:frame draw:style-name="gr7" draw:text-style-name="P5" draw:layer="layout" svg:width="0.214cm" svg:height="0.712cm" svg:x="7.622cm" svg:y="7.967cm">
          <draw:text-box>
            <text:p><text:span text:style-name="T2">-</text:span></text:p>
          </draw:text-box>
        </draw:frame>
        <draw:frame draw:style-name="gr10" draw:text-style-name="P5" draw:layer="layout" svg:width="0.425cm" svg:height="0.712cm" svg:x="7.972cm" svg:y="9.083cm">
          <draw:text-box>
            <text:p><text:span text:style-name="T2">V</text:span></text:p>
          </draw:text-box>
        </draw:frame>
        <draw:frame draw:style-name="gr16" draw:text-style-name="P7" draw:layer="layout" svg:width="0.188cm" svg:height="0.412cm" svg:x="8.395cm" svg:y="9.535cm">
          <draw:text-box>
            <text:p><text:span text:style-name="T1">c</text:span></text:p>
          </draw:text-box>
        </draw:frame>
        <draw:frame draw:style-name="gr17" draw:text-style-name="P5" draw:layer="layout" svg:width="1.145cm" svg:height="0.712cm" svg:x="8.581cm" svg:y="9.083cm">
          <draw:text-box>
            <text:p><text:span text:style-name="T2">=K</text:span></text:p>
          </draw:text-box>
        </draw:frame>
        <draw:frame draw:style-name="gr16" draw:text-style-name="P7" draw:layer="layout" svg:width="0.188cm" svg:height="0.412cm" svg:x="9.435cm" svg:y="9.535cm">
          <draw:text-box>
            <text:p><text:span text:style-name="T1">c</text:span></text:p>
          </draw:text-box>
        </draw:frame>
        <draw:frame draw:style-name="gr18" draw:text-style-name="P5" draw:layer="layout" svg:width="0.35cm" svg:height="0.712cm" svg:x="9.726cm" svg:y="9.083cm">
          <draw:text-box>
            <text:p><text:span text:style-name="T2">I</text:span></text:p>
          </draw:text-box>
        </draw:frame>
        <draw:frame draw:style-name="gr16" draw:text-style-name="P7" draw:layer="layout" svg:width="0.188cm" svg:height="0.412cm" svg:x="9.888cm" svg:y="9.55cm">
          <draw:text-box>
            <text:p><text:span text:style-name="T1">c</text:span></text:p>
          </draw:text-box>
        </draw:frame>
        <draw:frame draw:style-name="gr12" draw:text-style-name="P5" draw:layer="layout" svg:width="0.18cm" svg:height="0.712cm" svg:x="10.81cm" svg:y="8.966cm">
          <draw:text-box>
            <text:p><text:span text:style-name="T2"><text:s/></text:span></text:p>
          </draw:text-box>
        </draw:frame>
        <draw:polyline draw:style-name="gr5" draw:text-style-name="P4" draw:layer="layout" svg:width="1.658cm" svg:height="0.793cm" svg:x="6.07cm" svg:y="5.886cm" svg:viewBox="0 0 1659 794" draw:points="0,0 1659,0 1659,794">
          <text:p/>
        </draw:polyline>
        <draw:polyline draw:style-name="gr5" draw:text-style-name="P4" draw:layer="layout" svg:width="1.666cm" svg:height="1.065cm" svg:x="6.07cm" svg:y="1.987cm" svg:viewBox="0 0 1667 1066" draw:points="0,0 1667,0 1667,1066">
          <text:p/>
        </draw:polyline>
        <draw:polyline draw:style-name="gr5" draw:text-style-name="P4" draw:layer="layout" svg:width="2.99cm" svg:height="1.098cm" svg:x="9.295cm" svg:y="5.886cm" svg:viewBox="0 0 2991 1099" draw:points="0,0 2991,0 2991,1099">
          <text:p/>
        </draw:polyline>
        <draw:polyline draw:style-name="gr5" draw:text-style-name="P4" draw:layer="layout" svg:width="1.401cm" svg:height="0.655cm" svg:x="10.869cm" svg:y="1.987cm" svg:viewBox="0 0 1402 656" draw:points="0,0 1402,0 1402,656">
          <text:p/>
        </draw:polyline>
        <draw:polyline draw:style-name="gr5" draw:text-style-name="P4" draw:layer="layout" svg:width="0.013cm" svg:height="1.769cm" svg:x="12.271cm" svg:y="5.216cm" svg:viewBox="0 0 14 1770" draw:points="0,0 0,885 14,885 14,1770">
          <text:p/>
        </draw:polyline>
        <draw:polygon draw:style-name="gr4" draw:text-style-name="P2" draw:layer="layout" svg:width="0.55cm" svg:height="1.674cm" svg:x="2.46cm" svg:y="7.052cm" svg:viewBox="0 0 551 1675" draw:points="551,838 551,1675 0,1675 0,0 551,0">
          <text:p/>
        </draw:polygon>
        <draw:polygon draw:style-name="gr3" draw:text-style-name="P3" draw:layer="layout" svg:width="0.55cm" svg:height="1.674cm" svg:x="2.46cm" svg:y="7.052cm" svg:viewBox="0 0 551 1675" draw:points="551,838 551,1675 0,1675 0,0 551,0">
          <text:p/>
        </draw:polygon>
        <draw:polyline draw:style-name="gr5" draw:text-style-name="P4" draw:layer="layout" svg:width="0.363cm" svg:height="1.034cm" svg:x="7.365cm" svg:y="9.253cm" svg:viewBox="0 0 364 1035" draw:points="0,1035 0,1035 364,1035 364,0">
          <text:p/>
        </draw:polyline>
        <draw:polyline draw:style-name="gr5" draw:text-style-name="P4" draw:layer="layout" svg:width="1.658cm" svg:height="1.165cm" svg:x="2.736cm" svg:y="5.886cm" svg:viewBox="0 0 1659 1166" draw:points="0,1166 0,0 1659,0">
          <text:p/>
        </draw:polyline>
        <draw:polyline draw:style-name="gr5" draw:text-style-name="P4" draw:layer="layout" svg:width="4.628cm" svg:height="1.56cm" svg:x="2.736cm" svg:y="8.727cm" svg:viewBox="0 0 4629 1561" draw:points="0,0 0,1561 4629,1561">
          <text:p/>
        </draw:polyline>
        <draw:frame draw:style-name="gr12" draw:text-style-name="P5" draw:layer="layout" svg:width="0.18cm" svg:height="0.712cm" svg:x="13.5cm" svg:y="7.887cm">
          <draw:text-box>
            <text:p><text:span text:style-name="T2">I</text:span></text:p>
          </draw:text-box>
        </draw:frame>
        <draw:frame draw:style-name="gr11" draw:text-style-name="P7" draw:layer="layout" svg:width="0.205cm" svg:height="0.412cm" svg:x="13.678cm" svg:y="8.382cm">
          <draw:text-box>
            <text:p><text:span text:style-name="T1">d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20" draw:text-style-name="P5" draw:layer="layout" svg:width="0.459cm" svg:height="0.712cm" svg:x="9.821cm" svg:y="4.899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10.28cm" svg:y="5.199cm">
          <draw:text-box>
            <text:p><text:span text:style-name="T1">5</text:span></text:p>
          </draw:text-box>
        </draw:frame>
        <draw:frame draw:style-name="gr20" draw:text-style-name="P5" draw:layer="layout" svg:width="0.459cm" svg:height="0.712cm" svg:x="4.942cm" svg:y="6.288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5.399cm" svg:y="6.74cm">
          <draw:text-box>
            <text:p><text:span text:style-name="T1">4</text:span></text:p>
          </draw:text-box>
        </draw:frame>
        <draw:frame draw:style-name="gr20" draw:text-style-name="P5" draw:layer="layout" svg:width="0.459cm" svg:height="0.712cm" svg:x="8.102cm" svg:y="3.607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8.559cm" svg:y="4.059cm">
          <draw:text-box>
            <text:p><text:span text:style-name="T1">3</text:span></text:p>
          </draw:text-box>
        </draw:frame>
        <draw:frame draw:style-name="gr20" draw:text-style-name="P5" draw:layer="layout" svg:width="0.459cm" svg:height="0.712cm" svg:x="9.764cm" svg:y="2.389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10.221cm" svg:y="2.841cm">
          <draw:text-box>
            <text:p><text:span text:style-name="T1">2</text:span></text:p>
          </draw:text-box>
        </draw:frame>
        <draw:frame draw:style-name="gr20" draw:text-style-name="P5" draw:layer="layout" svg:width="0.459cm" svg:height="0.712cm" svg:x="0.182cm" svg:y="7.422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0.639cm" svg:y="7.874cm">
          <draw:text-box>
            <text:p><text:span text:style-name="T1">7</text:span></text:p>
          </draw:text-box>
        </draw:frame>
        <draw:frame draw:style-name="gr6" draw:text-style-name="P5" draw:layer="layout" svg:width="0.375cm" svg:height="0.712cm" svg:x="0.842cm" svg:y="7.422cm">
          <draw:text-box>
            <text:p><text:span text:style-name="T2">+</text:span></text:p>
          </draw:text-box>
        </draw:frame>
        <draw:frame draw:style-name="gr21" draw:text-style-name="P7" draw:layer="layout" svg:width="0.104cm" svg:height="0.412cm" svg:x="1.215cm" svg:y="7.874cm">
          <draw:text-box>
            <text:p><text:span text:style-name="T1"><text:s/></text:span></text:p>
          </draw:text-box>
        </draw:frame>
        <draw:frame draw:style-name="gr20" draw:text-style-name="P5" draw:layer="layout" svg:width="0.459cm" svg:height="0.712cm" svg:x="1.317cm" svg:y="7.422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1.774cm" svg:y="7.874cm">
          <draw:text-box>
            <text:p><text:span text:style-name="T1">6</text:span></text:p>
          </draw:text-box>
        </draw:frame>
        <draw:path draw:style-name="gr4" draw:text-style-name="P2" draw:layer="layout" svg:width="0.234cm" svg:height="0.258cm" svg:x="7.603cm" svg:y="5.786cm" svg:viewBox="0 0 235 259" svg:d="M117 0c66 0 117 56 117 129s-51 129-117 129-117-56-117-129 51-129 117-129zM0 0zM235 259z">
          <text:p/>
        </draw:path>
        <draw:path draw:style-name="gr3" draw:text-style-name="P3" draw:layer="layout" svg:width="0.233cm" svg:height="0.257cm" svg:x="7.603cm" svg:y="5.786cm" svg:viewBox="0 0 234 258" svg:d="M117 0c66 0 117 56 117 129s-51 129-117 129-117-56-117-129 51-129 117-129z">
          <text:p/>
        </draw:path>
        <draw:polygon draw:style-name="gr3" draw:text-style-name="P3" draw:layer="layout" svg:width="0cm" svg:height="0cm" svg:x="7.603cm" svg:y="5.786cm" svg:viewBox="0 0 0 0" draw:points="0,0">
          <text:p/>
        </draw:polygon>
        <draw:polygon draw:style-name="gr3" draw:text-style-name="P3" draw:layer="layout" svg:width="0cm" svg:height="0cm" svg:x="7.838cm" svg:y="6.045cm" svg:viewBox="0 0 0 0" draw:points="0,0">
          <text:p/>
        </draw:polygon>
        <draw:path draw:style-name="gr4" draw:text-style-name="P2" draw:layer="layout" svg:width="0.234cm" svg:height="0.258cm" svg:x="12.103cm" svg:y="5.787cm" svg:viewBox="0 0 235 259" svg:d="M117 0c66 0 117 56 117 129s-51 129-117 129-117-56-117-129 51-129 117-129zM0 0zM235 259z">
          <text:p/>
        </draw:path>
        <draw:path draw:style-name="gr3" draw:text-style-name="P3" draw:layer="layout" svg:width="0.233cm" svg:height="0.257cm" svg:x="12.103cm" svg:y="5.787cm" svg:viewBox="0 0 234 258" svg:d="M117 0c66 0 117 56 117 129s-51 129-117 129-117-56-117-129 51-129 117-129z">
          <text:p/>
        </draw:path>
        <draw:polygon draw:style-name="gr3" draw:text-style-name="P3" draw:layer="layout" svg:width="0cm" svg:height="0cm" svg:x="12.103cm" svg:y="5.787cm" svg:viewBox="0 0 0 0" draw:points="0,0">
          <text:p/>
        </draw:polygon>
        <draw:polygon draw:style-name="gr3" draw:text-style-name="P3" draw:layer="layout" svg:width="0cm" svg:height="0cm" svg:x="12.338cm" svg:y="6.046cm" svg:viewBox="0 0 0 0" draw:points="0,0">
          <text:p/>
        </draw:polygon>
        <draw:path draw:style-name="gr4" draw:text-style-name="P2" draw:layer="layout" svg:width="0.234cm" svg:height="0.258cm" svg:x="7.604cm" svg:y="10.145cm" svg:viewBox="0 0 235 259" svg:d="M117 0c66 0 117 56 117 129s-51 129-117 129-117-56-117-129 51-129 117-129zM0 0zM235 259z">
          <text:p/>
        </draw:path>
        <draw:path draw:style-name="gr3" draw:text-style-name="P3" draw:layer="layout" svg:width="0.233cm" svg:height="0.257cm" svg:x="7.604cm" svg:y="10.145cm" svg:viewBox="0 0 234 258" svg:d="M117 0c66 0 117 56 117 129s-51 129-117 129-117-56-117-129 51-129 117-129z">
          <text:p/>
        </draw:path>
        <draw:polygon draw:style-name="gr3" draw:text-style-name="P3" draw:layer="layout" svg:width="0cm" svg:height="0cm" svg:x="7.604cm" svg:y="10.145cm" svg:viewBox="0 0 0 0" draw:points="0,0">
          <text:p/>
        </draw:polygon>
        <draw:polygon draw:style-name="gr3" draw:text-style-name="P3" draw:layer="layout" svg:width="0cm" svg:height="0cm" svg:x="7.839cm" svg:y="10.404cm" svg:viewBox="0 0 0 0" draw:points="0,0">
          <text:p/>
        </draw:polygon>
        <draw:path draw:style-name="gr4" draw:text-style-name="P2" draw:layer="layout" svg:width="0.234cm" svg:height="0.258cm" svg:x="7.604cm" svg:y="1.888cm" svg:viewBox="0 0 235 259" svg:d="M117 0c66 0 117 56 117 129s-51 129-117 129-117-56-117-129 51-129 117-129zM0 0zM235 259z">
          <text:p/>
        </draw:path>
        <draw:path draw:style-name="gr3" draw:text-style-name="P3" draw:layer="layout" svg:width="0.233cm" svg:height="0.257cm" svg:x="7.604cm" svg:y="1.888cm" svg:viewBox="0 0 234 258" svg:d="M117 0c66 0 117 56 117 129s-51 129-117 129-117-56-117-129 51-129 117-129z">
          <text:p/>
        </draw:path>
        <draw:polygon draw:style-name="gr3" draw:text-style-name="P3" draw:layer="layout" svg:width="0cm" svg:height="0cm" svg:x="7.604cm" svg:y="1.888cm" svg:viewBox="0 0 0 0" draw:points="0,0">
          <text:p/>
        </draw:polygon>
        <draw:polygon draw:style-name="gr3" draw:text-style-name="P3" draw:layer="layout" svg:width="0cm" svg:height="0cm" svg:x="7.839cm" svg:y="2.147cm" svg:viewBox="0 0 0 0" draw:points="0,0">
          <text:p/>
        </draw:polygon>
        <draw:path draw:style-name="gr4" draw:text-style-name="P2" draw:layer="layout" svg:width="0.234cm" svg:height="0.258cm" svg:x="2.604cm" svg:y="5.787cm" svg:viewBox="0 0 235 259" svg:d="M117 0c66 0 117 56 117 129s-51 129-117 129-117-56-117-129 51-129 117-129zM0 0zM235 259z">
          <text:p/>
        </draw:path>
        <draw:path draw:style-name="gr3" draw:text-style-name="P3" draw:layer="layout" svg:width="0.233cm" svg:height="0.257cm" svg:x="2.604cm" svg:y="5.787cm" svg:viewBox="0 0 234 258" svg:d="M117 0c66 0 117 56 117 129s-51 129-117 129-117-56-117-129 51-129 117-129z">
          <text:p/>
        </draw:path>
        <draw:polygon draw:style-name="gr3" draw:text-style-name="P3" draw:layer="layout" svg:width="0cm" svg:height="0cm" svg:x="2.604cm" svg:y="5.787cm" svg:viewBox="0 0 0 0" draw:points="0,0">
          <text:p/>
        </draw:polygon>
        <draw:polygon draw:style-name="gr3" draw:text-style-name="P3" draw:layer="layout" svg:width="0cm" svg:height="0cm" svg:x="2.839cm" svg:y="6.046cm" svg:viewBox="0 0 0 0" draw:points="0,0">
          <text:p/>
        </draw:polygon>
        <draw:frame draw:style-name="gr6" draw:text-style-name="P5" draw:layer="layout" svg:width="0.375cm" svg:height="0.712cm" svg:x="6.679cm" svg:y="2.802cm">
          <draw:text-box>
            <text:p><text:span text:style-name="T2">+</text:span></text:p>
          </draw:text-box>
        </draw:frame>
        <draw:frame draw:style-name="gr10" draw:text-style-name="P5" draw:layer="layout" svg:width="0.425cm" svg:height="0.712cm" svg:x="6.679cm" svg:y="3.513cm">
          <draw:text-box>
            <text:p><text:span text:style-name="T2">V</text:span></text:p>
          </draw:text-box>
        </draw:frame>
        <draw:frame draw:style-name="gr11" draw:text-style-name="P7" draw:layer="layout" svg:width="0.205cm" svg:height="0.412cm" svg:x="7.102cm" svg:y="3.965cm">
          <draw:text-box>
            <text:p><text:span text:style-name="T1">b</text:span></text:p>
          </draw:text-box>
        </draw:frame>
        <draw:frame draw:style-name="gr7" draw:text-style-name="P5" draw:layer="layout" svg:width="0.214cm" svg:height="0.712cm" svg:x="6.679cm" svg:y="4.376cm">
          <draw:text-box>
            <text:p><text:span text:style-name="T2">-</text:span></text:p>
          </draw:text-box>
        </draw:frame>
        <draw:line draw:style-name="gr8" draw:text-style-name="P4" draw:layer="layout" svg:x1="3.381cm" svg:y1="7.052cm" svg:x2="3.381cm" svg:y2="8.509cm">
          <text:p/>
        </draw:line>
        <draw:polygon draw:style-name="gr9" draw:text-style-name="P6" draw:layer="layout" svg:width="0.299cm" svg:height="0.449cm" svg:x="3.231cm" svg:y="8.489cm" svg:viewBox="0 0 300 450" draw:points="150,450 300,0 0,0">
          <text:p/>
        </draw:polygon>
        <draw:frame draw:style-name="gr12" draw:text-style-name="P5" draw:layer="layout" svg:width="0.18cm" svg:height="0.712cm" svg:x="3.474cm" svg:y="7.427cm">
          <draw:text-box>
            <text:p><text:span text:style-name="T2">I</text:span></text:p>
          </draw:text-box>
        </draw:frame>
        <draw:frame draw:style-name="gr16" draw:text-style-name="P7" draw:layer="layout" svg:width="0.188cm" svg:height="0.412cm" svg:x="3.652cm" svg:y="7.879cm">
          <draw:text-box>
            <text:p><text:span text:style-name="T1">c</text:span></text:p>
          </draw:text-box>
        </draw:frame>
        <draw:polygon draw:style-name="gr22" draw:text-style-name="P8" draw:layer="layout" svg:width="0.749cm" svg:height="0.801cm" svg:x="2.34cm" svg:y="1.639cm" svg:viewBox="0 0 750 802" draw:points="375,802 0,802 0,0 750,0 750,802">
          <text:p/>
        </draw:polygon>
        <draw:polygon draw:style-name="gr22" draw:text-style-name="P8" draw:layer="layout" svg:width="0.749cm" svg:height="0.801cm" svg:x="7.336cm" svg:y="1.61cm" svg:viewBox="0 0 750 802" draw:points="375,802 0,802 0,0 750,0 750,802">
          <text:p/>
        </draw:polygon>
        <draw:polygon draw:style-name="gr22" draw:text-style-name="P8" draw:layer="layout" svg:width="0.749cm" svg:height="0.801cm" svg:x="11.908cm" svg:y="1.595cm" svg:viewBox="0 0 750 802" draw:points="375,802 0,802 0,0 750,0 750,802">
          <text:p/>
        </draw:polygon>
        <draw:polygon draw:style-name="gr22" draw:text-style-name="P8" draw:layer="layout" svg:width="0.749cm" svg:height="0.801cm" svg:x="7.356cm" svg:y="5.5cm" svg:viewBox="0 0 750 802" draw:points="375,802 0,802 0,0 750,0 750,802">
          <text:p/>
        </draw:polygon>
        <draw:polygon draw:style-name="gr22" draw:text-style-name="P8" draw:layer="layout" svg:width="0.749cm" svg:height="0.801cm" svg:x="2.349cm" svg:y="5.512cm" svg:viewBox="0 0 750 802" draw:points="375,802 0,802 0,0 750,0 750,802">
          <text:p/>
        </draw:polygon>
        <draw:polygon draw:style-name="gr22" draw:text-style-name="P8" draw:layer="layout" svg:width="0.749cm" svg:height="0.801cm" svg:x="11.842cm" svg:y="5.52cm" svg:viewBox="0 0 750 802" draw:points="375,802 0,802 0,0 750,0 750,802">
          <text:p/>
        </draw:polygon>
        <draw:polygon draw:style-name="gr22" draw:text-style-name="P8" draw:layer="layout" svg:width="10.361cm" svg:height="0.572cm" svg:x="2.383cm" svg:y="10.047cm" svg:viewBox="0 0 10362 573" draw:points="5182,573 0,573 0,0 10362,0 10362,573">
          <text:p/>
        </draw:polygon>
        <draw:polygon draw:style-name="gr23" draw:text-style-name="P9" draw:layer="layout" svg:width="0.929cm" svg:height="0.068cm" svg:x="1.366cm" svg:y="5.88cm" svg:viewBox="0 0 930 69" draw:points="465,69 0,69 0,0 930,0 930,69">
          <text:p/>
        </draw:polygon>
        <draw:polygon draw:style-name="gr24" draw:text-style-name="P10" draw:layer="layout" svg:width="0.929cm" svg:height="0.068cm" svg:x="1.366cm" svg:y="5.88cm" svg:viewBox="0 0 930 69" draw:points="465,69 0,69 0,0 930,0 930,69">
          <text:p/>
        </draw:polygon>
        <draw:polygon draw:style-name="gr25" draw:text-style-name="P9" draw:layer="layout" svg:width="0.068cm" svg:height="1.596cm" svg:x="1.294cm" svg:y="5.138cm" svg:viewBox="0 0 69 1597" draw:points="69,799 69,1597 0,1597 0,0 69,0">
          <text:p/>
        </draw:polygon>
        <draw:polygon draw:style-name="gr24" draw:text-style-name="P10" draw:layer="layout" svg:width="0.068cm" svg:height="1.596cm" svg:x="1.294cm" svg:y="5.138cm" svg:viewBox="0 0 69 1597" draw:points="69,799 69,1597 0,1597 0,0 69,0">
          <text:p/>
        </draw:polygon>
        <draw:polygon draw:style-name="gr25" draw:text-style-name="P9" draw:layer="layout" svg:width="0.068cm" svg:height="0.826cm" svg:x="1.106cm" svg:y="5.528cm" svg:viewBox="0 0 69 827" draw:points="69,414 69,827 0,827 0,0 69,0">
          <text:p/>
        </draw:polygon>
        <draw:polygon draw:style-name="gr24" draw:text-style-name="P10" draw:layer="layout" svg:width="0.068cm" svg:height="0.826cm" svg:x="1.106cm" svg:y="5.528cm" svg:viewBox="0 0 69 827" draw:points="69,414 69,827 0,827 0,0 69,0">
          <text:p/>
        </draw:polygon>
        <draw:polygon draw:style-name="gr25" draw:text-style-name="P9" draw:layer="layout" svg:width="0.068cm" svg:height="0.336cm" svg:x="0.941cm" svg:y="5.758cm" svg:viewBox="0 0 69 337" draw:points="69,169 69,337 0,337 0,0 69,0">
          <text:p/>
        </draw:polygon>
        <draw:polygon draw:style-name="gr24" draw:text-style-name="P10" draw:layer="layout" svg:width="0.068cm" svg:height="0.336cm" svg:x="0.941cm" svg:y="5.758cm" svg:viewBox="0 0 69 337" draw:points="69,169 69,337 0,337 0,0 69,0">
          <text:p/>
        </draw:polygon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20" draw:text-style-name="P5" draw:layer="layout" svg:width="0.459cm" svg:height="0.712cm" svg:x="4.953cm" svg:y="2.375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5.41cm" svg:y="2.827cm">
          <draw:text-box>
            <text:p><text:span text:style-name="T1">1</text:span></text:p>
          </draw:text-box>
        </draw:frame>
        <draw:frame draw:style-name="gr20" draw:text-style-name="P5" draw:layer="layout" svg:width="0.459cm" svg:height="0.712cm" svg:x="4.953cm" svg:y="2.375cm">
          <draw:text-box>
            <text:p><text:span text:style-name="T2">R</text:span></text:p>
          </draw:text-box>
        </draw:frame>
        <draw:frame draw:style-name="gr11" draw:text-style-name="P7" draw:layer="layout" svg:width="0.205cm" svg:height="0.412cm" svg:x="5.41cm" svg:y="2.827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9" draw:text-style-name="P5" draw:layer="layout" svg:width="0.457cm" svg:height="0.712cm" svg:x="3.15cm" svg:y="2.082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1" draw:text-style-name="P7" draw:layer="layout" svg:width="0.205cm" svg:height="0.412cm" svg:x="3.607cm" svg:y="2.534cm">
          <draw:text-box>
            <text:p><text:span text:style-name="T1">1</text:span></text:p>
          </draw:text-box>
        </draw:frame>
        <draw:frame draw:style-name="gr1" draw:text-style-name="P7" draw:layer="layout" svg:width="0.205cm" svg:height="0.823cm" svg:x="13.236cm" svg:y="10.746cm">
          <draw:text-box>
            <text:p><text:span text:style-name="T1">8</text:span></text:p>
            <text:p><text:span text:style-name="T1"/></text:p>
          </draw:text-box>
        </draw:frame>
        <draw:frame draw:style-name="gr1" draw:text-style-name="P7" draw:layer="layout" svg:width="0.205cm" svg:height="0.823cm" svg:x="13.158cm" svg:y="6.432cm">
          <draw:text-box>
            <text:p><text:span text:style-name="T1">6</text:span></text:p>
            <text:p><text:span text:style-name="T1"/></text:p>
          </draw:text-box>
        </draw:frame>
        <draw:frame draw:style-name="gr11" draw:text-style-name="P7" draw:layer="layout" svg:width="0.205cm" svg:height="0.412cm" svg:x="8.38cm" svg:y="6.679cm">
          <draw:text-box>
            <text:p><text:span text:style-name="T1">8</text:span></text:p>
          </draw:text-box>
        </draw:frame>
        <draw:frame draw:style-name="gr19" draw:text-style-name="P5" draw:layer="layout" svg:width="0.457cm" svg:height="0.712cm" svg:x="12.86cm" svg:y="10.363cm">
          <draw:text-box>
            <text:p><text:span text:style-name="T2">e</text:span></text:p>
          </draw:text-box>
        </draw:frame>
        <draw:frame draw:style-name="gr11" draw:text-style-name="P7" draw:layer="layout" svg:width="0.205cm" svg:height="0.412cm" svg:x="13.277cm" svg:y="2.379cm">
          <draw:text-box>
            <text:p><text:span text:style-name="T1">3</text:span></text:p>
          </draw:text-box>
        </draw:frame>
        <draw:frame draw:style-name="gr19" draw:text-style-name="P5" draw:layer="layout" svg:width="0.457cm" svg:height="0.712cm" svg:x="12.82cm" svg:y="2cm">
          <draw:text-box>
            <text:p><text:span text:style-name="T2">e</text:span></text:p>
          </draw:text-box>
        </draw:frame>
        <draw:frame draw:style-name="gr26" draw:text-style-name="P5" draw:layer="layout" svg:width="1.327cm" svg:height="0.712cm" svg:x="8.05cm" svg:y="6.161cm">
          <draw:text-box>
            <text:p><text:span text:style-name="T2">e +V</text:span></text:p>
          </draw:text-box>
        </draw:frame>
        <draw:frame draw:style-name="gr11" draw:text-style-name="P7" draw:layer="layout" svg:width="0.205cm" svg:height="0.412cm" svg:x="8.668cm" svg:y="2.507cm">
          <draw:text-box>
            <text:p><text:span text:style-name="T1">2</text:span></text:p>
          </draw:text-box>
        </draw:frame>
        <draw:frame draw:style-name="gr19" draw:text-style-name="P5" draw:layer="layout" svg:width="0.457cm" svg:height="0.712cm" svg:x="3.184cm" svg:y="5.987cm">
          <draw:text-box>
            <text:p><text:span text:style-name="T2">0</text:span></text:p>
          </draw:text-box>
        </draw:frame>
        <draw:frame draw:style-name="gr19" draw:text-style-name="P5" draw:layer="layout" svg:width="0.457cm" svg:height="0.712cm" svg:x="8.211cm" svg:y="2.141cm">
          <draw:text-box>
            <text:p><text:span text:style-name="T2">e</text:span></text:p>
          </draw:text-box>
        </draw:frame>
        <draw:frame draw:style-name="gr19" draw:text-style-name="P5" draw:layer="layout" svg:width="0.457cm" svg:height="0.712cm" svg:x="12.804cm" svg:y="6.02cm">
          <draw:text-box>
            <text:p><text:span text:style-name="T2">e</text:span></text:p>
          </draw:text-box>
        </draw:frame>
        <draw:frame draw:style-name="gr16" draw:text-style-name="P7" draw:layer="layout" svg:width="0.188cm" svg:height="0.412cm" svg:x="9.291cm" svg:y="6.661cm">
          <draw:text-box>
            <text:p><text:span text:style-name="T1">c</text:span></text:p>
          </draw:text-box>
        </draw:frame>
        <draw:line draw:style-name="gr27" draw:text-style-name="P11" draw:layer="layout" svg:x1="1.608cm" svg:y1="11.334cm" svg:x2="1.608cm" svg:y2="9.111cm">
          <text:p/>
        </draw:line>
        <draw:line draw:style-name="gr27" draw:text-style-name="P11" draw:layer="layout" svg:x1="1.608cm" svg:y1="9.111cm" svg:x2="6.318cm" svg:y2="9.098cm">
          <text:p/>
        </draw:line>
        <draw:line draw:style-name="gr27" draw:text-style-name="P11" draw:layer="layout" svg:x1="6.318cm" svg:y1="9.111cm" svg:x2="6.318cm" svg:y2="5.114cm">
          <text:p/>
        </draw:line>
        <draw:line draw:style-name="gr27" draw:text-style-name="P11" draw:layer="layout" svg:x1="6.318cm" svg:y1="5.114cm" svg:x2="9.638cm" svg:y2="5.114cm">
          <text:p/>
        </draw:line>
        <draw:line draw:style-name="gr27" draw:text-style-name="P11" draw:layer="layout" svg:x1="1.621cm" svg:y1="11.318cm" svg:x2="14.476cm" svg:y2="11.334cm">
          <text:p/>
        </draw:line>
        <draw:line draw:style-name="gr27" draw:text-style-name="P11" draw:layer="layout" svg:x1="14.476cm" svg:y1="11.334cm" svg:x2="14.476cm" svg:y2="9.083cm">
          <text:p/>
        </draw:line>
        <draw:line draw:style-name="gr27" draw:text-style-name="P11" draw:layer="layout" svg:x1="14.476cm" svg:y1="9.083cm" svg:x2="9.638cm" svg:y2="9.083cm">
          <text:p/>
        </draw:line>
        <draw:line draw:style-name="gr27" draw:text-style-name="P11" draw:layer="layout" svg:x1="9.638cm" svg:y1="5.069cm" svg:x2="9.638cm" svg:y2="9.0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2:54:51.485623515</dc:date>
    <meta:editing-duration>PT24M32S</meta:editing-duration>
    <meta:editing-cycles>7</meta:editing-cycles>
    <meta:generator>LibreOffice/6.4.6.2$Linux_X86_64 LibreOffice_project/40$Build-2</meta:generator>
    <meta:document-statistic meta:object-count="220"/>
  </office:meta>
</office:document-meta>
</file>